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35M00S">
            <text:p>15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53M00S">
            <text:p>15:53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1M00S">
            <text:p>16:01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9M00S">
            <text:p>16:0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27M00S">
            <text:p>16:2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47M00S">
            <text:p>16:4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24M00S">
            <text:p>17:2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39M00S">
            <text:p>17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57M00S">
            <text:p>17:5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8H44M00S">
            <text:p>18:4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39M00S">
            <text:p>19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54M00S">
            <text:p>19:5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02M00S">
            <text:p>20:02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10M00S">
            <text:p>20:10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24M00S">
            <text:p>20:24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40M00S">
            <text:p>20:40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56M00S">
            <text:p>20:56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1H11M00S">
            <text:p>21:11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martes</text:p>
          </table:table-cell>
          <table:table-cell office:value-type="time" office:time-value="PT21H27M00S">
            <text:p>21:27:00</text:p>
          </table:table-cell>
          <table:table-cell office:value-type="string">
            <text:p>(20-24)</text:p>
          </table:table-cell>
          <table:table-cell office:value-type="date" office:date-value="2020-01-28">
            <text:p>28/01/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21:28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20:25:32.97</dc:date>
    <meta:editing-duration>P1DT3H20M33S</meta:editing-duration>
    <meta:editing-cycles>100</meta:editing-cycles>
    <meta:generator>OpenOffice/4.1.7$Win32 OpenOffice.org_project/417m1$Build-9800</meta:generator>
    <dc:title>BDO Comercio imperial - Jupyter Notebook</dc:title>
    <meta:document-statistic meta:table-count="3" meta:cell-count="1196" meta:object-count="0"/>
  </office:meta>
</office:document-meta>
</file>